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fo:padding="0cm" fo:border="none"/>
      <style:text-properties style:use-window-font-color="true" style:font-name="Apple Garamond Light1" fo:font-size="12pt" fo:font-style="normal" style:text-underline-style="none" fo:font-weight="normal" style:font-name-asian="DejaVu Sans" style:font-size-asian="10.5pt" style:font-style-asian="normal" style:font-weight-asian="normal" style:font-name-complex="Tahoma" style:font-size-complex="12pt" style:font-style-complex="normal" style:font-weight-complex="normal"/>
    </style:style>
    <style:style style:name="P2" style:family="paragraph" style:parent-style-name="Standard" style:list-style-name="L1"/>
    <style:style style:name="P3" style:family="paragraph" style:parent-style-name="Heading_20_1">
      <style:paragraph-properties fo:margin-top="0.423cm" fo:margin-bottom="0.212cm" fo:text-align="end" style:justify-single-word="false" fo:padding="0cm" fo:border="none" fo:keep-with-next="always"/>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fr1"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dvertise in this book<draw:frame draw:style-name="fr1" draw:name="graphics8" text:anchor-type="as-char" svg:width="16.933cm" svg:height="0.132cm" draw:z-index="0"><draw:image xlink:href="../../../../../../usr/lib/openoffice/basis3.2/share/gallery/rulers/blurulr6.gif" xlink:type="simple" xlink:show="embed" xlink:actuate="onLoad"/></draw:frame></text:h>
      <text:p text:style-name="P1"/>
      <text:p text:style-name="Standard"/>
      <text:p text:style-name="Standard">Dear Potential Advertiser,</text:p>
      <text:p text:style-name="Standard"/>
      <text:p text:style-name="Standard"><text:tab/>I have written and will continue to upgrade this book due to pure love of Ruby Programming language. I hope in time it will become one of the best Ruby book available to the human race. Since this book is available for free, many will be downloading it and will read it. If your business is any way associated with computers, Ruby programming or Ruby on Rails or any other thing that will interest a techie or geek, you can advertise in this book.</text:p>
      <text:p text:style-name="Standard"/>
      <text:p text:style-name="Standard"><text:tab/>I am quiet sure that your advertisement in this book will attract new customers and will greatly benefit your business. It will also add important revenue to keep this project top class. I thank the reader for reading my letter.</text:p>
      <text:p text:style-name="Standard"/>
      <text:p text:style-name="Standard"><text:tab/>The advertisement rates are:</text:p>
      <text:list xml:id="list806466302" text:style-name="L1">
        <text:list-item>
          <text:p text:style-name="P2">$ 50 for a full page advertisement</text:p>
        </text:list-item>
        <text:list-item>
          <text:p text:style-name="P2">$ 30 for half page advertisement</text:p>
        </text:list-item>
        <text:list-item>
          <text:p text:style-name="P2">$ 20 for quarter page advertisement</text:p>
        </text:list-item>
      </text:list>
      <text:p text:style-name="Standard"/>
      <text:p text:style-name="Standard">A.K.Karthikeyan</text:p>
      <text:p text:style-name="Standard">(Auth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list-style-name=""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ff0000" style:font-name="Apple Garamond Light"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Code_20_Char" style:display-name="Code Char" style:family="text">
      <style:text-properties style:font-name="Nimbus Mono L" fo:font-size="10pt" fo:font-style="oblique" style:font-size-asian="10.5pt"/>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eyan K</meta:initial-creator>
    <meta:creation-date>2010-09-28T09:25:45</meta:creation-date>
    <dc:date>2010-10-05T10:16:00</dc:date>
    <dc:creator>Karthikeyan K</dc:creator>
    <meta:editing-duration>PT00H06M06S</meta:editing-duration>
    <meta:editing-cycles>4</meta:editing-cycles>
    <meta:generator>OpenOffice.org/3.2$Linux OpenOffice.org_project/320m12$Build-9483</meta:generator>
    <meta:document-statistic meta:table-count="0" meta:image-count="1" meta:object-count="0" meta:page-count="1" meta:paragraph-count="10" meta:word-count="159" meta:character-count="885"/>
  </office:meta>
</office:document-meta>
</file>